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e3e" officeooo:paragraph-rsid="00195e3e"/>
    </style:style>
    <style:style style:name="P2" style:family="paragraph" style:parent-style-name="Text_20_body">
      <style:text-properties officeooo:rsid="00195e3e" officeooo:paragraph-rsid="00195e3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95e3e"/>
    </style:style>
    <style:style style:name="T2" style:family="text">
      <style:text-properties officeooo:rsid="001969b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semanal 1. Fecha de entrega Martes 20 de Marzo</text:p>
      <text:p text:style-name="P1"/>
      <text:p text:style-name="P2">1. Leer “Verde” en Sucedió en colores. De Liliana Bodoc</text:p>
      <text:p text:style-name="P2">Con el “Cuento en mano”, completá las oraciones que faltan para completar la red de acciones que sucedieron en el cuento</text:p>
      <text:p text:style-name="Text_20_body">El campesino escupió un carozo de aceituna. El carozo dio justo en la cabeza de una ran<text:span text:style-name="T2">a</text:span> y la rana se murió, por eso…</text:p>
      <text:p text:style-name="Horizontal_20_Line"/>
      <text:p text:style-name="Text_20_body">El lugar se llenó de l<text:span text:style-name="T1">á</text:span>grimas y suspiros, entonces…</text:p>
      <text:p text:style-name="Horizontal_20_Line"/>
      <text:p text:style-name="Text_20_body">Los loros pasaron junto a la ventana de Esmeralda y la despertaron.</text:p>
      <text:p text:style-name="Horizontal_20_Line"/>
      <text:p text:style-name="Horizontal_20_Line"/>
      <text:p text:style-name="Horizontal_20_Line"/>
      <text:p text:style-name="Text_20_body">… el guardia miró la pantalla conectada al radar que detectaba plagas.</text:p>
      <text:p text:style-name="Horizontal_20_Line"/>
      <text:p text:style-name="Horizontal_20_Line"/>
      <text:p text:style-name="Text_20_body">¡Y adiós, mala tormenta!</text:p>
      <text:p text:style-name="Text_20_body"/>
      <text:p text:style-name="Text_20_body"/>
      <text:h text:style-name="Heading_20_2" text:outline-level="2"><text:bookmark text:name="verde-imaginación"/>Verde: Imaginación</text:h>
      <text:list xml:id="list2285872440" text:style-name="L1">
        <text:list-item>
          <text:p text:style-name="P4">Teniendo en cuenta el título del cuento. ¿Qué otras desgracias se te ocurren que podrían haber llegado al campo de estos personajes? </text:p>
        </text:list-item>
        <text:list-item>
          <text:p text:style-name="P4">Pensá y escribí unos carteles que la señora del campesino podría haber escrito para pegar en el pueblo y así advertir a los vecinos de que una desgracia se avecinaba. </text:p>
        </text:list-item>
        <text:list-item>
          <text:p text:style-name="P3">Imaginá que el Guardián del Instituto Agronómico de Parques, Prados y Praderas, hubiera tenido que avisar a las patrullas de fumigación por teléfono. Escribí que te imaginás que hubiera dicho. ¿Y si hubiera sido por mail? Escribilo. 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7:17:47.185187930</meta:creation-date>
    <meta:print-date>2018-03-14T07:19:39.694072477</meta:print-date>
    <dc:date>2018-03-14T07:21:29.721168607</dc:date>
    <meta:editing-duration>PT3M22S</meta:editing-duration>
    <meta:editing-cycles>2</meta:editing-cycles>
    <meta:generator>LibreOffice/6.0.1.1$Linux_X86_64 LibreOffice_project/00m0$Build-1</meta:generator>
    <meta:document-statistic meta:table-count="0" meta:image-count="0" meta:object-count="0" meta:page-count="1" meta:paragraph-count="12" meta:word-count="196" meta:character-count="1113" meta:non-whitespace-character-count="929"/>
  </office:meta>
</office:document-meta>
</file>